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solid" draw:fill-color="#333333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T1" style:family="text">
      <style:text-properties fo:color="#333333" loext:opacity="100%" fo:font-family="DejaVuSans" fo:font-size="16pt" fo:font-weight="bold" style:font-family-asian="DejaVuSans" style:font-size-asian="16pt" style:font-weight-asian="bold" style:font-family-complex="DejaVuSans" style:font-size-complex="16pt" style:font-weight-complex="bold"/>
    </style:style>
    <style:style style:name="T2" style:family="text">
      <style:text-properties fo:color="#333333" loext:opacity="100%" fo:font-family="DejaVuSans" fo:font-size="12pt" fo:font-weight="bold" style:font-family-asian="DejaVuSans" style:font-size-asian="12pt" style:font-weight-asian="bold" style:font-family-complex="DejaVuSans" style:font-size-complex="12pt" style:font-weight-complex="bold"/>
    </style:style>
    <style:style style:name="T3" style:family="text">
      <style:text-properties fo:color="#333333" loext:opacity="100%" fo:font-family="DejaVuSansMono" fo:font-size="10pt" fo:font-weight="normal" style:font-family-asian="DejaVuSansMono" style:font-size-asian="10pt" style:font-weight-asian="normal" style:font-family-complex="DejaVuSansMono" style:font-size-complex="10pt" style:font-weight-complex="normal"/>
    </style:style>
    <style:style style:name="T4" style:family="text">
      <style:text-properties fo:color="#333333" loext:opacity="100%" fo:font-family="DejaVuSans" fo:font-size="10pt" fo:font-weight="normal" style:font-family-asian="DejaVuSans" style:font-size-asian="10pt" style:font-weight-asian="normal" style:font-family-complex="DejaVuSans" style:font-size-complex="10pt" style:font-weight-complex="normal"/>
    </style:style>
    <style:style style:name="T5" style:family="text">
      <style:text-properties fo:color="#333333" loext:opacity="100%" fo:font-family="DejaVuSans" fo:font-size="11pt" fo:font-weight="bold" style:font-family-asian="DejaVuSans" style:font-size-asian="11pt" style:font-weight-asian="bold" style:font-family-complex="DejaVuSans" style:font-size-complex="11pt" style:font-weight-complex="bold"/>
    </style:style>
    <style:style style:name="T6" style:family="text">
      <style:text-properties fo:color="#333333" loext:opacity="100%" fo:font-family="DejaVuSans" fo:font-size="9pt" fo:font-weight="normal" style:font-family-asian="DejaVuSans" style:font-size-asian="9pt" style:font-weight-asian="normal" style:font-family-complex="DejaVuSans" style:font-size-complex="9pt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ffffff" loext:decorative="fals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3cm" fo:min-width="2.321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solid" draw:fill-color="#333333" loext:decorative="fals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3cm" fo:min-width="8.412cm" fo:padding-top="0cm" fo:padding-bottom="0cm" fo:padding-left="0cm" fo:padding-right="0cm" loext:decorative="false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4.242cm" fo:padding-top="0cm" fo:padding-bottom="0cm" fo:padding-left="0cm" fo:padding-right="0cm" loext:decorative="false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3.175cm" fo:padding-top="0cm" fo:padding-bottom="0cm" fo:padding-left="0cm" fo:padding-right="0cm" loext:decorative="false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0.637cm" fo:padding-top="0cm" fo:padding-bottom="0cm" fo:padding-left="0cm" fo:padding-right="0cm" loext:decorative="false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7.828cm" fo:padding-top="0cm" fo:padding-bottom="0cm" fo:padding-left="0cm" fo:padding-right="0cm" loext:decorative="false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1.215cm" fo:padding-top="0cm" fo:padding-bottom="0cm" fo:padding-left="0cm" fo:padding-right="0cm" loext:decorative="false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4.233cm" fo:padding-top="0cm" fo:padding-bottom="0cm" fo:padding-left="0cm" fo:padding-right="0cm" loext:decorative="false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907cm" fo:padding-top="0cm" fo:padding-bottom="0cm" fo:padding-left="0cm" fo:padding-right="0cm" loext:decorative="false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3.81cm" fo:padding-top="0cm" fo:padding-bottom="0cm" fo:padding-left="0cm" fo:padding-right="0cm" loext:decorative="false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6.772cm" fo:padding-top="0cm" fo:padding-bottom="0cm" fo:padding-left="0cm" fo:padding-right="0cm" loext:decorative="false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2.695cm" fo:padding-top="0cm" fo:padding-bottom="0cm" fo:padding-left="0cm" fo:padding-right="0cm" loext:decorative="false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2.776cm" fo:padding-top="0cm" fo:padding-bottom="0cm" fo:padding-left="0cm" fo:padding-right="0cm" loext:decorative="false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4.18cm" fo:padding-top="0cm" fo:padding-bottom="0cm" fo:padding-left="0cm" fo:padding-right="0cm" loext:decorative="false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517cm" fo:padding-top="0cm" fo:padding-bottom="0cm" fo:padding-left="0cm" fo:padding-right="0cm" loext:decorative="false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1.966cm" fo:padding-top="0cm" fo:padding-bottom="0cm" fo:padding-left="0cm" fo:padding-right="0cm" loext:decorative="false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2.295cm" fo:padding-top="0cm" fo:padding-bottom="0cm" fo:padding-left="0cm" fo:padding-right="0cm" loext:decorative="false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3.115cm" fo:padding-top="0cm" fo:padding-bottom="0cm" fo:padding-left="0cm" fo:padding-right="0cm" loext:decorative="false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2.164cm" fo:padding-top="0cm" fo:padding-bottom="0cm" fo:padding-left="0cm" fo:padding-right="0cm" loext:decorative="false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5.512cm" fo:padding-top="0cm" fo:padding-bottom="0cm" fo:padding-left="0cm" fo:padding-right="0cm" loext:decorative="false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.743cm" fo:padding-top="0cm" fo:padding-bottom="0cm" fo:padding-left="0cm" fo:padding-right="0cm" loext:decorative="false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2.452cm" fo:padding-top="0cm" fo:padding-bottom="0cm" fo:padding-left="0cm" fo:padding-right="0cm" loext:decorative="false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8.119cm" fo:padding-top="0cm" fo:padding-bottom="0cm" fo:padding-left="0cm" fo:padding-right="0cm" loext:decorative="false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7cm" fo:min-width="4.471cm" fo:padding-top="0cm" fo:padding-bottom="0cm" fo:padding-left="0cm" fo:padding-right="0cm" loext:decorative="false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1.001cm" fo:padding-top="0cm" fo:padding-bottom="0cm" fo:padding-left="0cm" fo:padding-right="0cm" loext:decorative="false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6.715cm" fo:padding-top="0cm" fo:padding-bottom="0cm" fo:padding-left="0cm" fo:padding-right="0cm" loext:decorative="false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7.193cm" fo:padding-top="0cm" fo:padding-bottom="0cm" fo:padding-left="0cm" fo:padding-right="0cm" loext:decorative="false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7.56cm" fo:padding-top="0cm" fo:padding-bottom="0cm" fo:padding-left="0cm" fo:padding-right="0cm" loext:decorative="false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8.675cm" fo:padding-top="0cm" fo:padding-bottom="0cm" fo:padding-left="0cm" fo:padding-right="0cm" loext:decorative="false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8.251cm" fo:padding-top="0cm" fo:padding-bottom="0cm" fo:padding-left="0cm" fo:padding-right="0cm" loext:decorative="false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3cm" fo:min-width="10.156cm" fo:padding-top="0cm" fo:padding-bottom="0cm" fo:padding-left="0cm" fo:padding-right="0cm" loext:decorative="false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53cm" fo:min-width="13.183cm" fo:padding-top="0cm" fo:padding-bottom="0cm" fo:padding-left="0cm" fo:padding-right="0cm" loext:decorative="false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4cm" fo:min-width="12.231cm" fo:padding-top="0cm" fo:padding-bottom="0cm" fo:padding-left="0cm" fo:padding-right="0cm" loext:decorative="false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Objet de groupe 1" draw:style-name="gr1"><draw:polygon draw:style-name="gr2" draw:text-style-name="P1" svg:width="18.967cm" svg:height="27.891cm" svg:x="0cm" svg:y="0.002cm" svg:viewBox="0 0 18968 27892" draw:points="0,27892 18968,27892 18968,0 0,0"><text:p/></draw:polygon><draw:frame draw:style-name="gr3" draw:text-style-name="P3" svg:width="2.326cm" svg:height="0.673cm" svg:x="3.949cm" svg:y="0.184cm"><draw:text-box><text:p text:style-name="P2"><text:span text:style-name="T1">Vivay</text:span><text:span text:style-name="T1">a </text:span></text:p></draw:text-box></draw:frame><draw:polygon draw:style-name="gr4" draw:text-style-name="P4" svg:width="0.222cm" svg:height="0.071cm" svg:x="6.276cm" svg:y="0.517cm" svg:viewBox="0 0 223 72" draw:points="0,0 223,0 223,72 0,72"><text:p/></draw:polygon><draw:frame draw:style-name="gr5" draw:text-style-name="P3" svg:width="8.434cm" svg:height="0.673cm" svg:x="6.528cm" svg:y="0.184cm"><draw:text-box><text:p text:style-name="P2"><text:span text:style-name="T1"><text:s/>Antisèche Admin (1 page)</text:span></text:p></draw:text-box></draw:frame><draw:frame draw:style-name="gr6" draw:text-style-name="P5" svg:width="4.243cm" svg:height="0.498cm" svg:x="0.004cm" svg:y="2.535cm"><draw:text-box><text:p text:style-name="P2"><text:span text:style-name="T2">Schéma </text:span><text:span text:style-name="T2">minimal </text:span><text:span text:style-name="T2">:</text:span></text:p></draw:text-box></draw:frame><draw:frame draw:style-name="gr7" draw:text-style-name="P6" svg:width="3.19cm" svg:height="0.424cm" svg:x="0.423cm" svg:y="2.784cm"><draw:text-box><text:p text:style-name="P2"><text:span text:style-name="T3">[ Utilisateur ]</text:span></text:p></draw:text-box></draw:frame><draw:polygon draw:style-name="gr4" draw:text-style-name="P4" svg:width="0.028cm" svg:height="0.418cm" svg:x="1.153cm" svg:y="3.25cm" svg:viewBox="0 0 29 419" draw:points="0,0 29,0 29,419 0,419"><text:p/></draw:polygon><draw:frame draw:style-name="gr8" draw:text-style-name="P6" svg:width="0.641cm" svg:height="0.424cm" svg:x="0.423cm" svg:y="3.255cm"><draw:text-box><text:p text:style-name="P2"><text:span text:style-name="T3"><text:s text:c="3"/></text:span></text:p></draw:text-box></draw:frame><draw:frame draw:style-name="gr8" draw:text-style-name="P6" svg:width="0.641cm" svg:height="0.424cm" svg:x="0.423cm" svg:y="3.74cm"><draw:text-box><text:p text:style-name="P2"><text:span text:style-name="T3"><text:s text:c="3"/></text:span></text:p></draw:text-box></draw:frame><draw:polygon draw:style-name="gr4" draw:text-style-name="P4" svg:width="0.124cm" svg:height="0.418cm" svg:x="1.153cm" svg:y="3.735cm" svg:viewBox="0 0 125 419" draw:points="0,419 0,0 29,0 29,194 125,194 125,224 29,224 29,419"><text:p/></draw:polygon><draw:polygon draw:style-name="gr4" draw:text-style-name="P4" svg:width="0.219cm" svg:height="0.03cm" svg:x="1.27cm" svg:y="3.929cm" svg:viewBox="0 0 220 31" draw:points="0,0 220,0 220,31 0,31"><text:p/></draw:polygon><draw:frame draw:style-name="gr9" draw:text-style-name="P6" svg:width="7.862cm" svg:height="0.424cm" svg:x="1.485cm" svg:y="3.74cm"><draw:text-box><text:p text:style-name="P2"><text:span text:style-name="T3"><text:s/></text:span><text:span text:style-name="T3">Pla</text:span><text:span text:style-name="T3">n </text:span><text:span text:style-name="T3">de </text:span><text:span text:style-name="T3">bas</text:span><text:span text:style-name="T3">e <text:s/></text:span><text:span text:style-name="T3">(ta</text:span><text:span text:style-name="T3">ble</text:span><text:span text:style-name="T3">: </text:span><text:span text:style-name="T3">pla</text:span><text:span text:style-name="T3">n_f</text:span><text:span text:style-name="T3">eat</text:span><text:span text:style-name="T3">ure</text:span><text:span text:style-name="T3">s)</text:span></text:p></draw:text-box></draw:frame><draw:frame draw:style-name="gr8" draw:text-style-name="P6" svg:width="0.641cm" svg:height="0.424cm" svg:x="0.423cm" svg:y="4.225cm"><draw:text-box><text:p text:style-name="P2"><text:span text:style-name="T3"><text:s text:c="3"/></text:span></text:p></draw:text-box></draw:frame><draw:polygon draw:style-name="gr4" draw:text-style-name="P4" svg:width="0.124cm" svg:height="0.419cm" svg:x="1.153cm" svg:y="4.22cm" svg:viewBox="0 0 125 420" draw:points="0,420 0,0 29,0 29,195 125,195 125,225 29,225 29,420"><text:p/></draw:polygon><draw:polygon draw:style-name="gr4" draw:text-style-name="P4" svg:width="0.219cm" svg:height="0.03cm" svg:x="1.27cm" svg:y="4.414cm" svg:viewBox="0 0 220 31" draw:points="0,0 220,0 220,31 0,31"><text:p/></draw:polygon><draw:frame draw:style-name="gr10" draw:text-style-name="P6" svg:width="11.261cm" svg:height="0.424cm" svg:x="1.485cm" svg:y="4.225cm"><draw:text-box><text:p text:style-name="P2"><text:span text:style-name="T3"><text:s/>Override individuel <text:s/>(table: </text:span><text:span text:style-name="T3">user_feature_overrides)</text:span></text:p></draw:text-box></draw:frame><draw:frame draw:style-name="gr8" draw:text-style-name="P6" svg:width="0.641cm" svg:height="0.424cm" svg:x="0.423cm" svg:y="4.71cm"><draw:text-box><text:p text:style-name="P2"><text:span text:style-name="T3"><text:s text:c="3"/></text:span></text:p></draw:text-box></draw:frame><draw:polygon draw:style-name="gr4" draw:text-style-name="P4" svg:width="0.124cm" svg:height="0.419cm" svg:x="1.153cm" svg:y="4.705cm" svg:viewBox="0 0 125 420" draw:points="0,420 0,0 29,0 29,196 125,196 125,225 29,225 29,420"><text:p/></draw:polygon><draw:polygon draw:style-name="gr4" draw:text-style-name="P4" svg:width="0.219cm" svg:height="0.029cm" svg:x="1.27cm" svg:y="4.9cm" svg:viewBox="0 0 220 30" draw:points="0,0 220,0 220,30 0,30"><text:p/></draw:polygon><draw:frame draw:style-name="gr11" draw:text-style-name="P6" svg:width="4.252cm" svg:height="0.424cm" svg:x="1.485cm" svg:y="4.71cm"><draw:text-box><text:p text:style-name="P2"><text:span text:style-name="T3"><text:s/>Cohorte (optionnel)</text:span></text:p></draw:text-box></draw:frame><draw:frame draw:style-name="gr12" draw:text-style-name="P6" svg:width="1.915cm" svg:height="0.426cm" svg:x="0.423cm" svg:y="5.193cm"><draw:text-box><text:p text:style-name="P2"><text:span text:style-name="T3"><text:s text:c="9"/></text:span></text:p></draw:text-box></draw:frame><draw:polygon draw:style-name="gr4" draw:text-style-name="P4" svg:width="0.028cm" svg:height="0.419cm" svg:x="1.153cm" svg:y="5.19cm" svg:viewBox="0 0 29 420" draw:points="0,0 29,0 29,420 0,420"><text:p/></draw:polygon><draw:polygon draw:style-name="gr4" draw:text-style-name="P4" svg:width="0.123cm" svg:height="0.419cm" svg:x="2.428cm" svg:y="5.19cm" svg:viewBox="0 0 124 420" draw:points="0,420 0,0 27,0 27,196 124,196 124,225 27,225 27,420"><text:p/></draw:polygon><draw:polygon draw:style-name="gr4" draw:text-style-name="P4" svg:width="0.219cm" svg:height="0.029cm" svg:x="2.544cm" svg:y="5.385cm" svg:viewBox="0 0 220 30" draw:points="0,0 220,0 220,30 0,30"><text:p/></draw:polygon><draw:frame draw:style-name="gr13" draw:text-style-name="P6" svg:width="3.825cm" svg:height="0.426cm" svg:x="2.76cm" svg:y="5.193cm"><draw:text-box><text:p text:style-name="P2"><text:span text:style-name="T3"><text:s/>lien user_cohorts</text:span></text:p></draw:text-box></draw:frame><draw:frame draw:style-name="gr12" draw:text-style-name="P6" svg:width="1.915cm" svg:height="0.426cm" svg:x="0.423cm" svg:y="5.678cm"><draw:text-box><text:p text:style-name="P2"><text:span text:style-name="T3"><text:s text:c="9"/></text:span></text:p></draw:text-box></draw:frame><draw:polygon draw:style-name="gr4" draw:text-style-name="P4" svg:width="0.028cm" svg:height="0.419cm" svg:x="1.153cm" svg:y="5.675cm" svg:viewBox="0 0 29 420" draw:points="0,0 29,0 29,420 0,420"><text:p/></draw:polygon><draw:polygon draw:style-name="gr4" draw:text-style-name="P4" svg:width="0.123cm" svg:height="0.224cm" svg:x="2.428cm" svg:y="5.675cm" svg:viewBox="0 0 124 225" draw:points="0,225 0,0 27,0 27,196 124,196 124,225"><text:p/></draw:polygon><draw:polygon draw:style-name="gr4" draw:text-style-name="P4" svg:width="0.219cm" svg:height="0.029cm" svg:x="2.544cm" svg:y="5.87cm" svg:viewBox="0 0 220 30" draw:points="0,0 220,0 220,30 0,30"><text:p/></draw:polygon><draw:frame draw:style-name="gr14" draw:text-style-name="P6" svg:width="6.799cm" svg:height="0.426cm" svg:x="2.76cm" svg:y="5.678cm"><draw:text-box><text:p text:style-name="P2"><text:span text:style-name="T3"><text:s/>règles cohort_feature_overrides</text:span></text:p></draw:text-box></draw:frame><draw:frame draw:style-name="gr8" draw:text-style-name="P6" svg:width="0.641cm" svg:height="0.426cm" svg:x="0.423cm" svg:y="6.163cm"><draw:text-box><text:p text:style-name="P2"><text:span text:style-name="T3"><text:s text:c="3"/></text:span></text:p></draw:text-box></draw:frame><draw:polygon draw:style-name="gr4" draw:text-style-name="P4" svg:width="0.124cm" svg:height="0.224cm" svg:x="1.153cm" svg:y="6.16cm" svg:viewBox="0 0 125 225" draw:points="0,225 0,0 29,0 29,196 125,196 125,225"><text:p/></draw:polygon><draw:polygon draw:style-name="gr4" draw:text-style-name="P4" svg:width="0.219cm" svg:height="0.029cm" svg:x="1.27cm" svg:y="6.355cm" svg:viewBox="0 0 220 30" draw:points="0,0 220,0 220,30 0,30"><text:p/></draw:polygon><draw:polygon draw:style-name="gr4" draw:text-style-name="P4" svg:width="0.19cm" svg:height="0.114cm" svg:x="5.957cm" svg:y="6.337cm" svg:viewBox="0 0 191 115" draw:points="191,64 141,115 124,99 153,71 0,71 0,43 153,43 124,16 141,0 191,50"><text:p/></draw:polygon><draw:frame draw:style-name="gr15" draw:text-style-name="P6" svg:width="12.747cm" svg:height="0.426cm" svg:x="1.485cm" svg:y="6.163cm"><draw:text-box><text:p text:style-name="P2"><text:span text:style-name="T3"><text:s/>Debug admin (loupe) <text:s text:c="2"/>affiche le résultat final + la source</text:span></text:p></draw:text-box></draw:frame><draw:frame draw:style-name="gr16" draw:text-style-name="P5" svg:width="2.779cm" svg:height="0.498cm" svg:x="0.004cm" svg:y="8.474cm"><draw:text-box><text:p text:style-name="P2"><text:span text:style-name="T2">Utilisation :</text:span></text:p></draw:text-box></draw:frame><draw:frame draw:style-name="gr17" draw:text-style-name="P6" svg:width="4.199cm" svg:height="0.424cm" svg:x="0.423cm" svg:y="11.333cm"><draw:text-box><text:p text:style-name="P2"><text:span text:style-name="T4">Étapes de test rapides :</text:span></text:p></draw:text-box></draw:frame><draw:frame draw:style-name="gr18" draw:text-style-name="P6" svg:width="1.525cm" svg:height="0.426cm" svg:x="0.423cm" svg:y="11.744cm"><draw:text-box><text:p text:style-name="P2"><text:span text:style-name="T4">1) Plans </text:span></text:p></draw:text-box></draw:frame><draw:polygon draw:style-name="gr4" draw:text-style-name="P4" svg:width="0.259cm" svg:height="0.15cm" svg:x="1.964cm" svg:y="11.886cm" svg:viewBox="0 0 260 151" draw:points="260,69 260,84 191,151 170,131 210,91 0,91 0,62 210,62 170,20 191,0"><text:p/></draw:polygon><draw:frame draw:style-name="gr19" draw:text-style-name="P6" svg:width="12.016cm" svg:height="0.426cm" svg:x="2.24cm" svg:y="11.744cm"><draw:text-box><text:p text:style-name="P2"><text:span text:style-name="T4"><text:s/>ajouter une règle pour un plan (ex: daily_send_limit = {"limit": 5}).</text:span></text:p></draw:text-box></draw:frame><draw:frame draw:style-name="gr20" draw:text-style-name="P6" svg:width="2.306cm" svg:height="0.424cm" svg:x="0.423cm" svg:y="12.15cm"><draw:text-box><text:p text:style-name="P2"><text:span text:style-name="T4">2) Overrides </text:span></text:p></draw:text-box></draw:frame><draw:polygon draw:style-name="gr4" draw:text-style-name="P4" svg:width="0.259cm" svg:height="0.15cm" svg:x="2.74cm" svg:y="12.291cm" svg:viewBox="0 0 260 151" draw:points="260,67 260,82 191,151 170,131 210,90 0,90 0,60 210,60 170,20 191,0"><text:p/></draw:polygon><draw:frame draw:style-name="gr21" draw:text-style-name="P6" svg:width="13.168cm" svg:height="0.424cm" svg:x="3.016cm" svg:y="12.15cm"><draw:text-box><text:p text:style-name="P2"><text:span text:style-name="T4"><text:s/>pour un utilisateur, ajouter {"limit": 9999} sur daily_send_limit (14 jours).</text:span></text:p></draw:text-box></draw:frame><draw:frame draw:style-name="gr22" draw:text-style-name="P6" svg:width="2.176cm" svg:height="0.424cm" svg:x="0.423cm" svg:y="12.571cm"><draw:text-box><text:p text:style-name="P2"><text:span text:style-name="T4">3) Cohortes </text:span></text:p></draw:text-box></draw:frame><draw:polygon draw:style-name="gr4" draw:text-style-name="P4" svg:width="0.258cm" svg:height="0.151cm" svg:x="2.616cm" svg:y="12.712cm" svg:viewBox="0 0 259 152" draw:points="259,68 259,83 191,152 171,132 211,90 0,90 0,61 211,61 171,21 191,0"><text:p/></draw:polygon><draw:frame draw:style-name="gr23" draw:text-style-name="P6" svg:width="15.574cm" svg:height="0.424cm" svg:x="2.893cm" svg:y="12.571cm"><draw:text-box><text:p text:style-name="P2"><text:span text:style-name="T4"><text:s/>créer une cohorte test, appliquer un boost (ex: daily_send_limit {"limit": 30}, 30 jours).</text:span></text:p></draw:text-box></draw:frame><draw:frame draw:style-name="gr24" draw:text-style-name="P6" svg:width="1.749cm" svg:height="0.424cm" svg:x="0.423cm" svg:y="12.993cm"><draw:text-box><text:p text:style-name="P2"><text:span text:style-name="T4">4) Debug </text:span></text:p></draw:text-box></draw:frame><draw:frame draw:style-name="gr25" draw:text-style-name="P6" svg:width="2.463cm" svg:height="0.424cm" svg:x="2.466cm" svg:y="12.993cm"><draw:text-box><text:p text:style-name="P2"><text:span text:style-name="T4"><text:s/>taper l email </text:span></text:p></draw:text-box></draw:frame><draw:polygon draw:style-name="gr4" draw:text-style-name="P4" svg:width="0.258cm" svg:height="0.151cm" svg:x="2.19cm" svg:y="13.134cm" svg:viewBox="0 0 259 152" draw:points="259,68 259,83 192,152 171,131 211,90 0,90 0,61 211,61 171,21 192,0"><text:p/></draw:polygon><draw:polygon draw:style-name="gr4" draw:text-style-name="P4" svg:width="0.051cm" svg:height="0.081cm" svg:x="3.759cm" svg:y="13.063cm" svg:viewBox="0 0 52 82" draw:points="14,0 52,0 52,27 23,82 0,82 14,27"><text:p/></draw:polygon><draw:polygon draw:style-name="gr4" draw:text-style-name="P4" svg:width="0.258cm" svg:height="0.151cm" svg:x="4.946cm" svg:y="13.134cm" svg:viewBox="0 0 259 152" draw:points="259,68 259,83 191,152 171,131 211,90 0,90 0,61 211,61 171,21 191,0"><text:p/></draw:polygon><draw:frame draw:style-name="gr26" draw:text-style-name="P6" svg:width="8.152cm" svg:height="0.424cm" svg:x="5.223cm" svg:y="12.993cm"><draw:text-box><text:p text:style-name="P2"><text:span text:style-name="T4"><text:s/>vérifier priorités: individuel &gt; cohorte &gt; plan.</text:span></text:p></draw:text-box></draw:frame><draw:frame draw:style-name="gr27" draw:text-style-name="P5" svg:width="4.472cm" svg:height="0.496cm" svg:x="0.004cm" svg:y="15.304cm"><draw:text-box><text:p text:style-name="P2"><text:span text:style-name="T2">Références utiles :</text:span></text:p></draw:text-box></draw:frame><draw:frame draw:style-name="gr7" draw:text-style-name="P6" svg:width="3.19cm" svg:height="0.424cm" svg:x="0.423cm" svg:y="19.539cm"><draw:text-box><text:p text:style-name="P2"><text:span text:style-name="T3">Rappels tables:</text:span></text:p></draw:text-box></draw:frame><draw:frame draw:style-name="gr28" draw:text-style-name="P6" svg:width="11.048cm" svg:height="0.424cm" svg:x="0.423cm" svg:y="19.936cm"><draw:text-box><text:p text:style-name="P2"><text:span text:style-name="T3">- plan_features(plan_id, feature_key, feature_value)</text:span></text:p></draw:text-box></draw:frame><draw:frame draw:style-name="gr29" draw:text-style-name="P6" svg:width="16.782cm" svg:height="0.424cm" svg:x="0.423cm" svg:y="20.343cm"><draw:text-box><text:p text:style-name="P2"><text:span text:style-name="T3">- user_feature_overrides(user_id, feature_key, feature_value, expires_at, note)</text:span></text:p></draw:text-box></draw:frame><draw:frame draw:style-name="gr30" draw:text-style-name="P6" svg:width="7.224cm" svg:height="0.424cm" svg:x="0.423cm" svg:y="20.751cm"><draw:text-box><text:p text:style-name="P2"><text:span text:style-name="T3">- user_cohorts(user_id, cohort_id)</text:span></text:p></draw:text-box></draw:frame><draw:frame draw:style-name="gr31" draw:text-style-name="P6" svg:width="17.631cm" svg:height="0.426cm" svg:x="0.423cm" svg:y="21.156cm"><draw:text-box><text:p text:style-name="P2"><text:span text:style-name="T3">- cohort_feature_overrides(cohort_id, feature_key, feature_value, expires_at, note)</text:span></text:p></draw:text-box></draw:frame><draw:frame draw:style-name="gr32" draw:text-style-name="P6" svg:width="8.711cm" svg:height="0.424cm" svg:x="0.423cm" svg:y="21.58cm"><draw:text-box><text:p text:style-name="P2"><text:span text:style-name="T3">Clés primaires requises pour les upserts:</text:span></text:p></draw:text-box></draw:frame><draw:frame draw:style-name="gr33" draw:text-style-name="P6" svg:width="8.286cm" svg:height="0.426cm" svg:x="0.423cm" svg:y="21.977cm"><draw:text-box><text:p text:style-name="P2"><text:span text:style-name="T3">- plan_features: (plan_id, feature_key)</text:span></text:p></draw:text-box></draw:frame><draw:frame draw:style-name="gr34" draw:text-style-name="P6" svg:width="10.198cm" svg:height="0.424cm" svg:x="0.423cm" svg:y="22.386cm"><draw:text-box><text:p text:style-name="P2"><text:span text:style-name="T3">- user_feature_overrides: (user_id, feature_key)</text:span></text:p></draw:text-box></draw:frame><draw:frame draw:style-name="gr28" draw:text-style-name="P6" svg:width="11.048cm" svg:height="0.426cm" svg:x="0.423cm" svg:y="22.791cm"><draw:text-box><text:p text:style-name="P2"><text:span text:style-name="T3">- cohort_feature_overrides: (cohort_id, feature_key)</text:span></text:p></draw:text-box></draw:frame><draw:polygon draw:style-name="gr4" draw:text-style-name="P4" svg:width="0.083cm" svg:height="0.121cm" svg:x="4.969cm" svg:y="26.696cm" svg:viewBox="0 0 84 122" draw:points="19,0 84,0 84,55 40,122 0,122 19,55"><text:p/></draw:polygon><draw:frame draw:style-name="gr35" draw:text-style-name="P7" svg:width="13.184cm" svg:height="0.454cm" svg:x="2.882cm" svg:y="26.619cm"><draw:text-box><text:p text:style-name="P2"><text:span text:style-name="T5">Priorité d application : Override individuel &gt; Cohorte &gt; Plan</text:span></text:p></draw:text-box></draw:frame><draw:polygon draw:style-name="gr4" draw:text-style-name="P4" svg:width="0.046cm" svg:height="0.073cm" svg:x="14.402cm" svg:y="27.342cm" svg:viewBox="0 0 47 74" draw:points="13,0 47,0 47,24 20,74 0,74 13,24"><text:p/></draw:polygon><draw:frame draw:style-name="gr36" draw:text-style-name="P8" svg:width="12.232cm" svg:height="0.375cm" svg:x="3.343cm" svg:y="27.279cm"><draw:text-box><text:p text:style-name="P2"><text:span text:style-name="T6">Conseil: pour saisir rapidement le JSON, le parseur est tolérant dans l admin.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4:42:29.770796600</meta:creation-date>
    <dc:date>2025-08-29T14:46:02.072294400</dc:date>
    <meta:editing-duration>PT3M3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